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color="#999999" draw:fill-color="#999999" draw:textarea-horizontal-align="justify" draw:textarea-vertical-align="middle" draw:auto-grow-height="false" fo:min-height="2.375cm" fo:min-width="0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svg:stroke-color="#3465a4" draw:marker-end="Arrow" draw:textarea-vertical-align="middle"/>
    </style:style>
    <style:style style:name="gr6" style:family="graphic" style:parent-style-name="standard">
      <style:graphic-properties draw:fill-color="#f58220" draw:textarea-horizontal-align="justify" draw:textarea-vertical-align="middle" draw:auto-grow-height="false" fo:min-height="0.75cm" fo:min-width="0.5cm"/>
    </style:style>
    <style:style style:name="gr7" style:family="graphic" style:parent-style-name="standard" style:list-style-name="L1">
      <style:graphic-properties draw:fill-color="#f58220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9" style:family="graphic" style:parent-style-name="standard" style:list-style-name="L1">
      <style:graphic-properties svg:stroke-color="#111111" draw:fill-color="#999999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11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.75cm" fo:min-width="0.5cm"/>
    </style:style>
    <style:style style:name="gr13" style:family="graphic" style:parent-style-name="standard" style:list-style-name="L1">
      <style:graphic-properties draw:fill-color="#729fcf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svg:stroke-color="#111111" draw:fill-color="#999999" draw:textarea-horizontal-align="justify" draw:textarea-vertical-align="middle" draw:auto-grow-height="false" fo:min-height="0.75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16" style:family="graphic" style:parent-style-name="standard">
      <style:graphic-properties draw:stroke="dash" draw:stroke-dash="Ultrafine_20_2_20_Dots_20_3_20_Dashes" svg:stroke-color="#3465a4" draw:marker-end="" draw:textarea-vertical-align="middle"/>
    </style:style>
    <style:style style:name="gr17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1.5cm"/>
    </style:style>
    <style:style style:name="gr18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19" style:family="graphic" style:parent-style-name="standard">
      <style:graphic-properties svg:stroke-color="#3465a4" draw:fill-color="#f58220" draw:textarea-horizontal-align="justify" draw:textarea-vertical-align="middle" draw:auto-grow-height="false" fo:min-height="0.75cm" fo:min-width="1.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e181e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ce181e"/>
    </style:style>
    <style:style style:name="P8" style:family="paragraph">
      <loext:graphic-properties draw:fill-color="#f58220"/>
      <style:paragraph-properties fo:text-align="center"/>
      <style:text-properties style:font-name="Liberation Sans1" fo:font-size="10pt"/>
    </style:style>
    <style:style style:name="P9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0" style:family="paragraph">
      <loext:graphic-properties draw:fill-color="#999999"/>
      <style:paragraph-properties fo:text-align="center"/>
      <style:text-properties style:font-name="Liberation Sans1" fo:font-size="10pt"/>
    </style:style>
    <style:style style:name="P11" style:family="paragraph">
      <loext:graphic-properties draw:fill-color="#999999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2" style:family="paragraph">
      <style:paragraph-properties fo:text-align="center"/>
      <style:text-properties style:font-name="Liberation Sans1" fo:font-size="10pt"/>
    </style:style>
    <style:style style:name="P13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P14" style:family="paragraph">
      <loext:graphic-properties draw:fill-color="#729fcf"/>
      <style:paragraph-properties fo:text-align="center"/>
      <style:text-properties style:font-name="Liberation Sans1" fo:font-size="10pt"/>
    </style:style>
    <style:style style:name="P15" style:family="paragraph">
      <loext:graphic-properties draw:fill-color="#f58220"/>
      <style:paragraph-properties fo:margin-left="0cm" fo:margin-right="0cm" fo:text-align="center" fo:text-indent="0cm"/>
      <style:text-properties style:font-name="Liberation Sans1" fo:font-size="10pt"/>
    </style:style>
    <style:style style:name="T1" style:family="text">
      <style:text-properties style:font-name="Liberation Sans1" fo:font-size="10pt" style:letter-kerning="true" style:font-name-asian="AR PL SungtiL GB" style:font-size-asian="18pt" style:font-name-complex="Lohit Devanagari" style:font-size-complex="18pt"/>
    </style:style>
    <style:style style:name="T2" style:family="text">
      <style:text-properties fo:color="#ce181e"/>
    </style:style>
    <style:style style:name="T3" style:family="text">
      <style:text-properties fo:color="#ce181e" fo:font-size="16pt" style:font-size-asian="16pt" style:font-size-complex="16pt"/>
    </style:style>
    <style:style style:name="T4" style:family="text">
      <style:text-properties style:font-name="Liberation Sans1" fo:font-size="10pt"/>
    </style:style>
    <style:style style:name="T5" style:family="text">
      <style:text-properties fo:color="#ce181e" fo:font-size="15pt" style:font-size-asian="15pt" style:font-size-complex="15pt"/>
    </style:style>
    <style:style style:name="T6" style:family="text">
      <style:text-properties fo:color="#ce18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cm" svg:height="1cm" svg:x="5.999cm" svg:y="3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4.5cm" svg:y="2cm">
          <draw:text-box>
            <text:p text:style-name="P3"><text:span text:style-name="T2">fdin_addr</text:span></text:p>
          </draw:text-box>
        </draw:frame>
        <draw:custom-shape draw:style-name="gr3" draw:text-style-name="P5" draw:layer="layout" svg:width="0.8cm" svg:height="3cm" svg:x="6.599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2cm" svg:height="1cm" svg:x="6cm" svg:y="3.001cm">
          <text:p text:style-name="P1"><text:span text:style-name="T1">N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5.977cm" svg:y="10cm">
          <text:p text:style-name="P1"><text:span text:style-name="T1">add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4.5cm" svg:y="9cm">
          <draw:text-box>
            <text:p text:style-name="P3"><text:span text:style-name="T2">fdin_addr</text:span></text:p>
          </draw:text-box>
        </draw:frame>
        <draw:connector draw:style-name="gr4" draw:text-style-name="P3" draw:layer="layout" svg:x1="7.977cm" svg:y1="10.5cm" svg:x2="9.977cm" svg:y2="10.5cm" svg:d="M7977 10500h2000" svg:viewBox="0 0 2001 1">
          <text:p/>
        </draw:connector>
        <draw:connector draw:style-name="gr5" draw:text-style-name="P3" draw:layer="layout" svg:x1="7.977cm" svg:y1="10.5cm" svg:x2="9.977cm" svg:y2="10.5cm" svg:d="M7977 10500h2000" svg:viewBox="0 0 2001 1">
          <text:p/>
        </draw:connector>
        <draw:custom-shape draw:style-name="gr1" draw:text-style-name="P2" draw:layer="layout" svg:width="2cm" svg:height="1cm" svg:x="5.978cm" svg:y="10.001cm">
          <text:p text:style-name="P1"><text:span text:style-name="T1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7.978cm" svg:y1="10.501cm" svg:x2="9.978cm" svg:y2="10.501cm" svg:d="M7978 10501h2000" svg:viewBox="0 0 2001 1">
          <text:p/>
        </draw:connector>
        <draw:connector draw:style-name="gr5" draw:text-style-name="P3" draw:layer="layout" svg:x1="7.978cm" svg:y1="10.501cm" svg:x2="9.978cm" svg:y2="10.501cm" svg:d="M7978 10501h2000" svg:viewBox="0 0 2001 1">
          <text:p/>
        </draw:connector>
        <draw:frame draw:style-name="gr2" draw:text-style-name="P7" draw:layer="layout" svg:width="20cm" svg:height="1cm" svg:x="8.1cm" svg:y="6cm">
          <draw:text-box>
            <text:p text:style-name="P6"><text:span text:style-name="T3">(2) fdin_addr = mmap(NULL, 14, PROT_READ, MAP_PRIVATE, fdin, 0)</text:span></text:p>
          </draw:text-box>
        </draw:frame>
        <draw:custom-shape draw:style-name="gr6" draw:text-style-name="P8" draw:layer="layout" svg:width="1cm" svg:height="1cm" svg:x="12cm" svg:y="16cm">
          <text:p text:style-name="P3"><text:span text:style-name="T4">‘ 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3cm" svg:y="16cm">
          <text:p text:style-name="P3"><text:span text:style-name="T4">‘</text:span><text:span text:style-name="T4">-’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cm" svg:height="1cm" svg:x="14cm" svg:y="16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5cm" svg:y="16cm">
          <text:p text:style-name="P3"><text:span text:style-name="T4">‘</text:span><text:span text:style-name="T4">;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6cm" svg:y="16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7cm" svg:y="16cm">
          <text:p text:style-name="P3"><text:span text:style-name="T4">‘</text:span><text:span text:style-name="T4">s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8cm" svg:y="16cm">
          <text:p text:style-name="P3"><text:span text:style-name="T4">‘ 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9cm" svg:y="16cm">
          <text:p text:style-name="P3"><text:span text:style-name="T4">‘</text:span><text:span text:style-name="T4">n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20cm" svg:y="16cm">
          <text:p text:style-name="P3"><text:span text:style-name="T4">‘</text:span><text:span text:style-name="T4">e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21cm" svg:y="16cm">
          <text:p text:style-name="P3"><text:span text:style-name="T4">‘</text:span><text:span text:style-name="T4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0cm" svg:y="16cm">
          <text:p text:style-name="P3"><text:span text:style-name="T4">‘</text:span><text:span text:style-name="T4">d’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cm" svg:height="1cm" svg:x="11cm" svg:y="16cm">
          <text:p text:style-name="P3"><text:span text:style-name="T4">‘</text:span><text:span text:style-name="T4">f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2.001cm" svg:y="16.001cm">
          <text:p text:style-name="P3"><text:span text:style-name="T4">‘</text:span><text:span text:style-name="T4">n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3.001cm" svg:y="16.001cm">
          <text:p text:style-name="P3"><text:span text:style-name="T4">‘</text:span><text:span text:style-name="T4">e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cm" svg:height="1cm" svg:x="14.001cm" svg:y="16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5.001cm" svg:y="16.001cm">
          <text:p text:style-name="P3"><text:span text:style-name="T4">‘</text:span><text:span text:style-name="T4">1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6.001cm" svg:y="16.001cm">
          <text:p text:style-name="P3"><text:span text:style-name="T4">‘</text:span><text:span text:style-name="T4">\n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7.001cm" svg:y="16.001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8.001cm" svg:y="16.001cm">
          <text:p text:style-name="P3"><text:span text:style-name="T4">‘</text:span><text:span text:style-name="T4">i‘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22.001cm" svg:y="16.001cm">
          <text:p text:style-name="P3"><text:span text:style-name="T4">‘</text:span><text:span text:style-name="T4">2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1cm" svg:height="1cm" svg:x="23.001cm" svg:y="16.001cm">
          <text:p text:style-name="P3"><text:span text:style-name="T4">‘</text:span><text:span text:style-name="T4">\n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" draw:id="id1" draw:layer="layout" svg:width="1cm" svg:height="1cm" svg:x="10.001cm" svg:y="16.001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cm" svg:height="1cm" svg:x="11.001cm" svg:y="16.001cm">
          <text:p text:style-name="P3"><text:span text:style-name="T4">‘</text:span><text:span text:style-name="T4">i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1.999cm" svg:y="10cm">
          <text:p text:style-name="P3"><text:span text:style-name="T4">‘ 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2.999cm" svg:y="10cm">
          <text:p text:style-name="P3"><text:span text:style-name="T4">‘</text:span><text:span text:style-name="T4">-’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cm" svg:height="1cm" svg:x="13.999cm" svg:y="10cm">
          <text:p text:style-name="P1"><text:span text:style-name="T1">‘</text:span><text:span text:style-name="T1">h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4.999cm" svg:y="10cm">
          <text:p text:style-name="P3"><text:span text:style-name="T4">‘</text:span><text:span text:style-name="T4">;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5.999cm" svg:y="10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6.999cm" svg:y="10cm">
          <text:p text:style-name="P3"><text:span text:style-name="T4">‘</text:span><text:span text:style-name="T4">s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7.999cm" svg:y="10cm">
          <text:p text:style-name="P3"><text:span text:style-name="T4">‘ ‘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8.999cm" svg:y="10cm">
          <text:p text:style-name="P3"><text:span text:style-name="T4">‘</text:span><text:span text:style-name="T4">n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9.999cm" svg:y="10cm">
          <text:p text:style-name="P3"><text:span text:style-name="T4">‘</text:span><text:span text:style-name="T4">e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20.999cm" svg:y="10cm">
          <text:p text:style-name="P3"><text:span text:style-name="T4">‘</text:span><text:span text:style-name="T4">a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9.999cm" svg:y="10cm">
          <text:p text:style-name="P3"><text:span text:style-name="T4">‘</text:span><text:span text:style-name="T4">d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0.999cm" svg:y="10cm">
          <text:p text:style-name="P3"><text:span text:style-name="T4">‘</text:span><text:span text:style-name="T4">f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2cm" svg:y="10.001cm">
          <text:p text:style-name="P3"><text:span text:style-name="T4">‘</text:span><text:span text:style-name="T4">n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3cm" svg:y="10.001cm">
          <text:p text:style-name="P3"><text:span text:style-name="T4">‘</text:span><text:span text:style-name="T4">e’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14cm" svg:y="10.00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5cm" svg:y="10.001cm">
          <text:p text:style-name="P3"><text:span text:style-name="T4">‘</text:span><text:span text:style-name="T4">1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6cm" svg:y="10.001cm">
          <text:p text:style-name="P3"><text:span text:style-name="T4">‘</text:span><text:span text:style-name="T4">\n’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cm" svg:height="1cm" svg:x="17cm" svg:y="10.001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8cm" svg:y="10.001cm">
          <text:p text:style-name="P3"><text:span text:style-name="T4">‘</text:span><text:span text:style-name="T4">i‘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22cm" svg:y="10.001cm">
          <text:p text:style-name="P3"><text:span text:style-name="T4">‘</text:span><text:span text:style-name="T4">2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1cm" svg:height="1cm" svg:x="23cm" svg:y="10.001cm">
          <text:p text:style-name="P3"><text:span text:style-name="T4">‘</text:span><text:span text:style-name="T4">\n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1cm" svg:height="1cm" svg:x="10cm" svg:y="10.001cm">
          <text:p text:style-name="P3"><text:span text:style-name="T4">‘</text:span><text:span text:style-name="T4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cm" svg:height="1cm" svg:x="11cm" svg:y="10.001cm">
          <text:p text:style-name="P3"><text:span text:style-name="T4">‘</text:span><text:span text:style-name="T4">i’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cm" svg:height="1cm" svg:x="25cm" svg:y="16cm">
          <text:p text:style-name="P3"><text:span text:style-name="T4">Disco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cm" svg:height="1cm" svg:x="25cm" svg:y="10cm">
          <text:p text:style-name="P3"><text:span text:style-name="T4">Memoria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10.501cm" svg:y1="16.001cm" svg:x2="10.5cm" svg:y2="11.001cm" draw:start-shape="id1" draw:end-shape="id2" svg:d="M10501 16001v-2500h-1v-2500" svg:viewBox="0 0 2 5001">
          <text:p/>
        </draw:connector>
        <draw:connector draw:style-name="gr16" draw:text-style-name="P3" draw:layer="layout" svg:x1="23.501cm" svg:y1="16.001cm" svg:x2="23.5cm" svg:y2="11.001cm" draw:start-shape="id3" draw:start-glue-point="0" draw:end-shape="id4" draw:end-glue-point="2" svg:d="M23501 16001v-2500h-1v-2500" svg:viewBox="0 0 2 5001">
          <text:p/>
        </draw:connector>
        <draw:custom-shape draw:style-name="gr17" draw:text-style-name="P2" draw:layer="layout" svg:width="2cm" svg:height="1cm" svg:x="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cm" svg:height="1cm" svg:x="2.3cm" svg:y="13cm">
          <draw:text-box>
            <text:p text:style-name="P3"><text:span text:style-name="T5">fd 0</text:span></text:p>
          </draw:text-box>
        </draw:frame>
        <draw:frame draw:style-name="gr2" draw:text-style-name="P4" draw:layer="layout" svg:width="8cm" svg:height="1cm" svg:x="2cm" svg:y="17cm">
          <draw:text-box>
            <text:p text:style-name="P3"><text:span text:style-name="T2">Tabla descriptores PIDx</text:span></text:p>
          </draw:text-box>
        </draw:frame>
        <draw:frame draw:style-name="gr2" draw:text-style-name="P4" draw:layer="layout" svg:width="2cm" svg:height="1cm" svg:x="4cm" svg:y="12cm">
          <draw:text-box>
            <text:p text:style-name="P3"><text:span text:style-name="T5">flags</text:span></text:p>
          </draw:text-box>
        </draw:frame>
        <draw:custom-shape draw:style-name="gr1" draw:text-style-name="P2" draw:layer="layout" svg:width="2cm" svg:height="1cm" svg:x="6cm" svg:y="13cm">
          <text:p text:style-name="P1"><text:span text:style-name="T1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cm" svg:height="1cm" svg:x="6cm" svg:y="12cm">
          <draw:text-box>
            <text:p text:style-name="P3"><text:span text:style-name="T5">file ptr</text:span></text:p>
          </draw:text-box>
        </draw:frame>
        <draw:custom-shape draw:style-name="gr18" draw:text-style-name="P15" draw:layer="layout" svg:width="2cm" svg:height="1cm" svg:x="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2cm" svg:height="1cm" svg:x="6cm" svg:y="14cm">
          <text:p text:style-name="P1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cm" svg:height="1cm" svg:x="4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6cm" svg:y="15cm">
          <text:p text:style-name="P1"><text:span text:style-name="T4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cm" svg:height="1cm" svg:x="2.3cm" svg:y="14cm">
          <draw:text-box>
            <text:p text:style-name="P3"><text:span text:style-name="T5">fd 1</text:span></text:p>
          </draw:text-box>
        </draw:frame>
        <draw:frame draw:style-name="gr2" draw:text-style-name="P4" draw:layer="layout" svg:width="2cm" svg:height="1cm" svg:x="2.3cm" svg:y="15cm">
          <draw:text-box>
            <text:p text:style-name="P3"><text:span text:style-name="T5">fd 2</text:span></text:p>
          </draw:text-box>
        </draw:frame>
        <draw:custom-shape draw:style-name="gr17" draw:text-style-name="P2" draw:layer="layout" svg:width="2cm" svg:height="1cm" svg:x="4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5" draw:id="id5" draw:layer="layout" svg:width="2cm" svg:height="1cm" svg:x="6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cm" svg:height="1cm" svg:x="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cm" svg:x="6cm" svg:y="14cm">
          <text:p text:style-name="P1"><text:span text:style-name="T1">consol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xml:id="id7" draw:id="id7" draw:layer="layout" svg:width="2cm" svg:height="1cm" svg:x="2.3cm" svg:y="16cm">
          <draw:text-box>
            <text:p text:style-name="P3"><text:span text:style-name="T5">fd 3</text:span></text:p>
          </draw:text-box>
        </draw:frame>
        <draw:connector draw:style-name="gr5" draw:text-style-name="P3" draw:layer="layout" svg:x1="8cm" svg:y1="16.5cm" svg:x2="10.001cm" svg:y2="16.501cm" draw:start-shape="id5" draw:start-glue-point="1" draw:end-shape="id1" draw:end-glue-point="3" svg:d="M8000 16500h1001v1h1000" svg:viewBox="0 0 2002 2">
          <text:p/>
        </draw:connector>
        <draw:custom-shape draw:style-name="gr1" draw:text-style-name="P2" xml:id="id6" draw:id="id6" draw:layer="layout" svg:width="2cm" svg:height="1cm" svg:x="2cm" svg:y="3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cm" svg:height="1cm" svg:x="0.5cm" svg:y="2cm">
          <draw:text-box>
            <text:p text:style-name="P3"><text:span text:style-name="T2">fdin</text:span></text:p>
          </draw:text-box>
        </draw:frame>
        <draw:frame draw:style-name="gr20" draw:text-style-name="P4" draw:layer="layout" svg:width="1.1cm" svg:height="1cm" svg:x="10cm" svg:y="9cm">
          <draw:text-box>
            <text:p text:style-name="P3"><text:span text:style-name="T6">0</text:span></text:p>
          </draw:text-box>
        </draw:frame>
        <draw:frame draw:style-name="gr20" draw:text-style-name="P4" draw:layer="layout" svg:width="1.1cm" svg:height="1cm" svg:x="10cm" svg:y="17cm">
          <draw:text-box>
            <text:p text:style-name="P3"><text:span text:style-name="T6">0</text:span></text:p>
          </draw:text-box>
        </draw:frame>
        <draw:frame draw:style-name="gr20" draw:text-style-name="P4" draw:layer="layout" svg:width="1.1cm" svg:height="1cm" svg:x="23cm" svg:y="9cm">
          <draw:text-box>
            <text:p text:style-name="P3"><text:span text:style-name="T6">13</text:span></text:p>
          </draw:text-box>
        </draw:frame>
        <draw:frame draw:style-name="gr20" draw:text-style-name="P4" draw:layer="layout" svg:width="1.1cm" svg:height="1cm" svg:x="23cm" svg:y="17cm">
          <draw:text-box>
            <text:p text:style-name="P3"><text:span text:style-name="T6">13</text:span></text:p>
          </draw:text-box>
        </draw:frame>
        <draw:connector draw:style-name="gr5" draw:text-style-name="P3" draw:layer="layout" svg:x1="2cm" svg:y1="3.5cm" svg:x2="2.3cm" svg:y2="16.5cm" draw:start-shape="id6" draw:start-glue-point="3" draw:end-shape="id7" draw:end-glue-point="3" svg:d="M2000 3500h-501v13000h801" svg:viewBox="0 0 802 13001">
          <text:p/>
        </draw:connector>
        <draw:frame draw:style-name="gr2" draw:text-style-name="P7" draw:layer="layout" svg:width="7.7cm" svg:height="1cm" svg:x="2cm" svg:y="6cm">
          <draw:text-box>
            <text:p text:style-name="P6"><text:span text:style-name="T3">(1) fdin = open(..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2H48M42S</meta:editing-duration>
    <meta:editing-cycles>51</meta:editing-cycles>
    <meta:generator>LibreOffice/6.0.7.3$Linux_X86_64 LibreOffice_project/00m0$Build-3</meta:generator>
    <dc:title>depurame</dc:title>
    <dc:date>2020-10-04T20:46:12.897261651</dc:date>
    <meta:document-statistic meta:object-count="88"/>
  </office:meta>
</office:document-meta>
</file>